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_C1.1_en_differen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oltrace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heliosim</text:p>
          </table:table-cell>
          <table:table-cell office:value-type="string" calcext:value-type="string">
            <text:p>solarpilot</text:p>
          </table:table-cell>
        </table:table-row>
        <table:table-row table:style-name="ro1">
          <table:table-cell office:value-type="string" calcext:value-type="string">
            <text:p>Qabs</text:p>
          </table:table-cell>
          <table:table-cell office:value-type="float" office:value="-0.0299981825606" calcext:value-type="float">
            <text:p>-0.0299981825606</text:p>
          </table:table-cell>
          <table:table-cell office:value-type="float" office:value="0.0138479142794" calcext:value-type="float">
            <text:p>0.0138479142794</text:p>
          </table:table-cell>
          <table:table-cell office:value-type="float" office:value="-0.011738821498" calcext:value-type="float">
            <text:p>-0.011738821498</text:p>
          </table:table-cell>
          <table:table-cell office:value-type="float" office:value="-0.0135647576043" calcext:value-type="float">
            <text:p>-0.0135647576043</text:p>
          </table:table-cell>
          <table:table-cell office:value-type="float" office:value="-0.145640802623" calcext:value-type="float">
            <text:p>-0.145640802623</text:p>
          </table:table-cell>
        </table:table-row>
        <table:table-row table:style-name="ro1">
          <table:table-cell office:value-type="string" calcext:value-type="string">
            <text:p>Qrefl</text:p>
          </table:table-cell>
          <table:table-cell office:value-type="float" office:value="-0.139554370209" calcext:value-type="float">
            <text:p>-0.139554370209</text:p>
          </table:table-cell>
          <table:table-cell office:value-type="float" office:value="-0.016115043211" calcext:value-type="float">
            <text:p>-0.016115043211</text:p>
          </table:table-cell>
          <table:table-cell office:value-type="float" office:value="-0.0116475459928" calcext:value-type="float">
            <text:p>-0.0116475459928</text:p>
          </table:table-cell>
          <table:table-cell office:value-type="float" office:value="-0.0738206703976" calcext:value-type="float">
            <text:p>-0.0738206703976</text:p>
          </table:table-cell>
          <table:table-cell office:value-type="float" office:value="-0.139554370209" calcext:value-type="float">
            <text:p>-0.139554370209</text:p>
          </table:table-cell>
        </table:table-row>
        <table:table-row table:style-name="ro1">
          <table:table-cell office:value-type="string" calcext:value-type="string">
            <text:p>Qspil</text:p>
          </table:table-cell>
          <table:table-cell office:value-type="float" office:value="0.346113307393" calcext:value-type="float">
            <text:p>0.346113307393</text:p>
          </table:table-cell>
          <table:table-cell office:value-type="float" office:value="0.126924962917" calcext:value-type="float">
            <text:p>0.126924962917</text:p>
          </table:table-cell>
          <table:table-cell office:value-type="float" office:value="0.0361770728249" calcext:value-type="float">
            <text:p>0.0361770728249</text:p>
          </table:table-cell>
          <table:table-cell office:value-type="float" office:value="0.286510185361" calcext:value-type="float">
            <text:p>0.286510185361</text:p>
          </table:table-cell>
          <table:table-cell office:value-type="float" office:value="-0.249917912931" calcext:value-type="float">
            <text:p>-0.249917912931</text:p>
          </table:table-cell>
        </table:table-row>
        <table:table-row table:style-name="ro1">
          <table:table-cell office:value-type="string" calcext:value-type="string">
            <text:p>Qfieldabs</text:p>
          </table:table-cell>
          <table:table-cell office:value-type="float" office:value="-0.204824094801" calcext:value-type="float">
            <text:p>-0.204824094801</text:p>
          </table:table-cell>
          <table:table-cell office:value-type="float" office:value="0.00589567881363" calcext:value-type="float">
            <text:p>0.00589567881363</text:p>
          </table:table-cell>
          <table:table-cell office:value-type="float" office:value="0.00213490719066" calcext:value-type="float">
            <text:p>0.00213490719066</text:p>
          </table:table-cell>
          <table:table-cell office:value-type="float" office:value="0.00440918193774" calcext:value-type="float">
            <text:p>0.00440918193774</text:p>
          </table:table-cell>
          <table:table-cell office:value-type="float" office:value="0.0226033799151" calcext:value-type="float">
            <text:p>0.0226033799151</text:p>
          </table:table-cell>
        </table:table-row>
        <table:table-row table:style-name="ro1">
          <table:table-cell office:value-type="string" calcext:value-type="string">
            <text:p>Qblok</text:p>
          </table:table-cell>
          <table:table-cell office:value-type="float" office:value="-0.379229618985" calcext:value-type="float">
            <text:p>-0.379229618985</text:p>
          </table:table-cell>
          <table:table-cell office:value-type="float" office:value="-0.158622898257" calcext:value-type="float">
            <text:p>-0.158622898257</text:p>
          </table:table-cell>
          <table:table-cell office:value-type="float" office:value="0.0346204962676" calcext:value-type="float">
            <text:p>0.0346204962676</text:p>
          </table:table-cell>
          <table:table-cell office:value-type="float" office:value="-1.56266784869" calcext:value-type="float">
            <text:p>-1.56266784869</text:p>
          </table:table-cell>
          <table:table-cell office:value-type="float" office:value="11.455152678" calcext:value-type="float">
            <text:p>11.455152678</text:p>
          </table:table-cell>
        </table:table-row>
        <table:table-row table:style-name="ro1">
          <table:table-cell office:value-type="string" calcext:value-type="string">
            <text:p>Qshad&amp;cos</text:p>
          </table:table-cell>
          <table:table-cell office:value-type="float" office:value="0.0649496158428" calcext:value-type="float">
            <text:p>0.0649496158428</text:p>
          </table:table-cell>
          <table:table-cell office:value-type="float" office:value="0.0083821220197" calcext:value-type="float">
            <text:p>0.0083821220197</text:p>
          </table:table-cell>
          <table:table-cell office:value-type="float" office:value="0.0600873733931" calcext:value-type="float">
            <text:p>0.0600873733931</text:p>
          </table:table-cell>
          <table:table-cell office:value-type="float" office:value="0.0296983580822" calcext:value-type="float">
            <text:p>0.0296983580822</text:p>
          </table:table-cell>
          <table:table-cell office:value-type="float" office:value="0.00417158522098" calcext:value-type="float">
            <text:p>0.004171585220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oltrace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heliosim</text:p>
          </table:table-cell>
          <table:table-cell office:value-type="string" calcext:value-type="string">
            <text:p>solarpilot</text:p>
          </table:table-cell>
        </table:table-row>
        <table:table-row table:style-name="ro1">
          <table:table-cell office:value-type="string" calcext:value-type="string">
            <text:p>Qabs</text:p>
          </table:table-cell>
          <table:table-cell office:value-type="float" office:value="-0.0760467671352" calcext:value-type="float">
            <text:p>-0.0760467671352</text:p>
          </table:table-cell>
          <table:table-cell office:value-type="float" office:value="-0.115137482254" calcext:value-type="float">
            <text:p>-0.115137482254</text:p>
          </table:table-cell>
          <table:table-cell office:value-type="float" office:value="-0.00409294758645" calcext:value-type="float">
            <text:p>-0.00409294758645</text:p>
          </table:table-cell>
          <table:table-cell office:value-type="float" office:value="-0.105746854353" calcext:value-type="float">
            <text:p>-0.105746854353</text:p>
          </table:table-cell>
          <table:table-cell office:value-type="float" office:value="0.465903277976" calcext:value-type="float">
            <text:p>0.465903277976</text:p>
          </table:table-cell>
        </table:table-row>
        <table:table-row table:style-name="ro1">
          <table:table-cell office:value-type="string" calcext:value-type="string">
            <text:p>Qrefl</text:p>
          </table:table-cell>
          <table:table-cell office:value-type="float" office:value="0.0311184960225" calcext:value-type="float">
            <text:p>0.0311184960225</text:p>
          </table:table-cell>
          <table:table-cell office:value-type="float" office:value="-0.146188628977" calcext:value-type="float">
            <text:p>-0.146188628977</text:p>
          </table:table-cell>
          <table:table-cell office:value-type="float" office:value="-0.0041541848797" calcext:value-type="float">
            <text:p>-0.0041541848797</text:p>
          </table:table-cell>
          <table:table-cell office:value-type="float" office:value="-0.167290334052" calcext:value-type="float">
            <text:p>-0.167290334052</text:p>
          </table:table-cell>
          <table:table-cell office:value-type="float" office:value="0.4720270073" calcext:value-type="float">
            <text:p>0.4720270073</text:p>
          </table:table-cell>
        </table:table-row>
        <table:table-row table:style-name="ro1">
          <table:table-cell office:value-type="string" calcext:value-type="string">
            <text:p>Qspil</text:p>
          </table:table-cell>
          <table:table-cell office:value-type="float" office:value="0.72023050919" calcext:value-type="float">
            <text:p>0.72023050919</text:p>
          </table:table-cell>
          <table:table-cell office:value-type="float" office:value="0.955726566669" calcext:value-type="float">
            <text:p>0.955726566669</text:p>
          </table:table-cell>
          <table:table-cell office:value-type="float" office:value="0.0833530920313" calcext:value-type="float">
            <text:p>0.0833530920313</text:p>
          </table:table-cell>
          <table:table-cell office:value-type="float" office:value="1.07427738007" calcext:value-type="float">
            <text:p>1.07427738007</text:p>
          </table:table-cell>
          <table:table-cell office:value-type="float" office:value="-4.65151511797" calcext:value-type="float">
            <text:p>-4.65151511797</text:p>
          </table:table-cell>
        </table:table-row>
        <table:table-row table:style-name="ro1">
          <table:table-cell office:value-type="string" calcext:value-type="string">
            <text:p>Qfieldabs</text:p>
          </table:table-cell>
          <table:table-cell office:value-type="float" office:value="0.117982372246" calcext:value-type="float">
            <text:p>0.117982372246</text:p>
          </table:table-cell>
          <table:table-cell office:value-type="float" office:value="0.076827480776" calcext:value-type="float">
            <text:p>0.076827480776</text:p>
          </table:table-cell>
          <table:table-cell office:value-type="float" office:value="0.0970390926233" calcext:value-type="float">
            <text:p>0.0970390926233</text:p>
          </table:table-cell>
          <table:table-cell office:value-type="float" office:value="0.0997708247478" calcext:value-type="float">
            <text:p>0.0997708247478</text:p>
          </table:table-cell>
          <table:table-cell office:value-type="float" office:value="0.117982372246" calcext:value-type="float">
            <text:p>0.117982372246</text:p>
          </table:table-cell>
        </table:table-row>
        <table:table-row table:style-name="ro1">
          <table:table-cell office:value-type="string" calcext:value-type="string">
            <text:p>Qblok</text:p>
          </table:table-cell>
          <table:table-cell office:value-type="float" office:value="-0.459297040591" calcext:value-type="float">
            <text:p>-0.459297040591</text:p>
          </table:table-cell>
          <table:table-cell office:value-type="float" office:value="-0.00146199578609" calcext:value-type="float">
            <text:p>-0.00146199578609</text:p>
          </table:table-cell>
          <table:table-cell office:value-type="float" office:value="-0.0378374684859" calcext:value-type="float">
            <text:p>-0.0378374684859</text:p>
          </table:table-cell>
          <table:table-cell office:value-type="float" office:value="-1.7300294188" calcext:value-type="float">
            <text:p>-1.7300294188</text:p>
          </table:table-cell>
          <table:table-cell office:value-type="float" office:value="11.365573701" calcext:value-type="float">
            <text:p>11.365573701</text:p>
          </table:table-cell>
        </table:table-row>
        <table:table-row table:style-name="ro1">
          <table:table-cell office:value-type="string" calcext:value-type="string">
            <text:p>Qshad&amp;cos</text:p>
          </table:table-cell>
          <table:table-cell office:value-type="float" office:value="-0.153976911132" calcext:value-type="float">
            <text:p>-0.153976911132</text:p>
          </table:table-cell>
          <table:table-cell office:value-type="float" office:value="0.0534466946198" calcext:value-type="float">
            <text:p>0.0534466946198</text:p>
          </table:table-cell>
          <table:table-cell office:value-type="float" office:value="-0.0234155745302" calcext:value-type="float">
            <text:p>-0.0234155745302</text:p>
          </table:table-cell>
          <table:table-cell office:value-type="float" office:value="-0.0556004621576" calcext:value-type="float">
            <text:p>-0.0556004621576</text:p>
          </table:table-cell>
          <table:table-cell office:value-type="float" office:value="-0.0811054674473" calcext:value-type="float">
            <text:p>-0.08110546744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oltrace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heliosim</text:p>
          </table:table-cell>
          <table:table-cell office:value-type="string" calcext:value-type="string">
            <text:p>solarpilot</text:p>
          </table:table-cell>
        </table:table-row>
        <table:table-row table:style-name="ro1">
          <table:table-cell office:value-type="string" calcext:value-type="string">
            <text:p>Qabs</text:p>
          </table:table-cell>
          <table:table-cell office:value-type="float" office:value="-0.0732498384943" calcext:value-type="float">
            <text:p>-0.0732498384943</text:p>
          </table:table-cell>
          <table:table-cell office:value-type="float" office:value="-0.118640489782" calcext:value-type="float">
            <text:p>-0.118640489782</text:p>
          </table:table-cell>
          <table:table-cell office:value-type="float" office:value="-0.0440097971752" calcext:value-type="float">
            <text:p>-0.0440097971752</text:p>
          </table:table-cell>
          <table:table-cell office:value-type="float" office:value="-0.189773585243" calcext:value-type="float">
            <text:p>-0.189773585243</text:p>
          </table:table-cell>
          <table:table-cell office:value-type="float" office:value="-0.452933957115" calcext:value-type="float">
            <text:p>-0.452933957115</text:p>
          </table:table-cell>
        </table:table-row>
        <table:table-row table:style-name="ro1">
          <table:table-cell office:value-type="string" calcext:value-type="string">
            <text:p>Qrefl</text:p>
          </table:table-cell>
          <table:table-cell office:value-type="float" office:value="-0.0776140063226" calcext:value-type="float">
            <text:p>-0.0776140063226</text:p>
          </table:table-cell>
          <table:table-cell office:value-type="float" office:value="-0.118640472345" calcext:value-type="float">
            <text:p>-0.118640472345</text:p>
          </table:table-cell>
          <table:table-cell office:value-type="float" office:value="-0.0438352123153" calcext:value-type="float">
            <text:p>-0.0438352123153</text:p>
          </table:table-cell>
          <table:table-cell office:value-type="float" office:value="-0.246507976359" calcext:value-type="float">
            <text:p>-0.246507976359</text:p>
          </table:table-cell>
          <table:table-cell office:value-type="float" office:value="-0.470390680826" calcext:value-type="float">
            <text:p>-0.470390680826</text:p>
          </table:table-cell>
        </table:table-row>
        <table:table-row table:style-name="ro1">
          <table:table-cell office:value-type="string" calcext:value-type="string">
            <text:p>Qspil</text:p>
          </table:table-cell>
          <table:table-cell office:value-type="float" office:value="-0.310605598053" calcext:value-type="float">
            <text:p>-0.310605598053</text:p>
          </table:table-cell>
          <table:table-cell office:value-type="float" office:value="-0.42937045937" calcext:value-type="float">
            <text:p>-0.42937045937</text:p>
          </table:table-cell>
          <table:table-cell office:value-type="float" office:value="0.0354367486337" calcext:value-type="float">
            <text:p>0.0354367486337</text:p>
          </table:table-cell>
          <table:table-cell office:value-type="float" office:value="0.752774247239" calcext:value-type="float">
            <text:p>0.752774247239</text:p>
          </table:table-cell>
          <table:table-cell office:value-type="float" office:value="-7.37349956122" calcext:value-type="float">
            <text:p>-7.37349956122</text:p>
          </table:table-cell>
        </table:table-row>
        <table:table-row table:style-name="ro1">
          <table:table-cell office:value-type="string" calcext:value-type="string">
            <text:p>Qfieldabs</text:p>
          </table:table-cell>
          <table:table-cell office:value-type="float" office:value="-0.173086160837" calcext:value-type="float">
            <text:p>-0.173086160837</text:p>
          </table:table-cell>
          <table:table-cell office:value-type="float" office:value="-0.203943389581" calcext:value-type="float">
            <text:p>-0.203943389581</text:p>
          </table:table-cell>
          <table:table-cell office:value-type="float" office:value="-0.0132647470555" calcext:value-type="float">
            <text:p>-0.0132647470555</text:p>
          </table:table-cell>
          <table:table-cell office:value-type="float" office:value="-0.154645228478" calcext:value-type="float">
            <text:p>-0.154645228478</text:p>
          </table:table-cell>
          <table:table-cell office:value-type="float" office:value="-0.111616386306" calcext:value-type="float">
            <text:p>-0.111616386306</text:p>
          </table:table-cell>
        </table:table-row>
        <table:table-row table:style-name="ro1">
          <table:table-cell office:value-type="string" calcext:value-type="string">
            <text:p>Qblok</text:p>
          </table:table-cell>
          <table:table-cell office:value-type="float" office:value="-6.50691354673" calcext:value-type="float">
            <text:p>-6.50691354673</text:p>
          </table:table-cell>
          <table:table-cell office:value-type="float" office:value="-1.42900498612" calcext:value-type="float">
            <text:p>-1.42900498612</text:p>
          </table:table-cell>
          <table:table-cell office:value-type="float" office:value="-13.8066258314" calcext:value-type="float">
            <text:p>-13.8066258314</text:p>
          </table:table-cell>
          <table:table-cell office:value-type="float" office:value="-10.8060416219" calcext:value-type="float">
            <text:p>-10.8060416219</text:p>
          </table:table-cell>
          <table:table-cell office:value-type="float" office:value="114.956403757" calcext:value-type="float">
            <text:p>114.956403757</text:p>
          </table:table-cell>
        </table:table-row>
        <table:table-row table:style-name="ro1">
          <table:table-cell office:value-type="string" calcext:value-type="string">
            <text:p>Qshad&amp;cos</text:p>
          </table:table-cell>
          <table:table-cell office:value-type="float" office:value="0.317646638698" calcext:value-type="float">
            <text:p>0.317646638698</text:p>
          </table:table-cell>
          <table:table-cell office:value-type="float" office:value="0.363630716827" calcext:value-type="float">
            <text:p>0.363630716827</text:p>
          </table:table-cell>
          <table:table-cell office:value-type="float" office:value="0.333466722925" calcext:value-type="float">
            <text:p>0.333466722925</text:p>
          </table:table-cell>
          <table:table-cell office:value-type="float" office:value="0.284073469598" calcext:value-type="float">
            <text:p>0.284073469598</text:p>
          </table:table-cell>
          <table:table-cell office:value-type="float" office:value="0.23625713785" calcext:value-type="float">
            <text:p>0.236257137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soltrace</text:p>
          </table:table-cell>
          <table:table-cell office:value-type="string" calcext:value-type="string">
            <text:p>tracer</text:p>
          </table:table-cell>
          <table:table-cell office:value-type="string" calcext:value-type="string">
            <text:p>solstice</text:p>
          </table:table-cell>
          <table:table-cell office:value-type="string" calcext:value-type="string">
            <text:p>heliosim</text:p>
          </table:table-cell>
          <table:table-cell office:value-type="string" calcext:value-type="string">
            <text:p>solarpilot</text:p>
          </table:table-cell>
        </table:table-row>
        <table:table-row table:style-name="ro1">
          <table:table-cell office:value-type="string" calcext:value-type="string">
            <text:p>Qabs</text:p>
          </table:table-cell>
          <table:table-cell office:value-type="float" office:value="-0.10347674126" calcext:value-type="float">
            <text:p>-0.10347674126</text:p>
          </table:table-cell>
          <table:table-cell office:value-type="float" office:value="-0.203028318696" calcext:value-type="float">
            <text:p>-0.203028318696</text:p>
          </table:table-cell>
          <table:table-cell office:value-type="float" office:value="-0.031927689097" calcext:value-type="float">
            <text:p>-0.031927689097</text:p>
          </table:table-cell>
          <table:table-cell office:value-type="float" office:value="-0.275545627442" calcext:value-type="float">
            <text:p>-0.275545627442</text:p>
          </table:table-cell>
          <table:table-cell office:value-type="float" office:value="0.124777903676" calcext:value-type="float">
            <text:p>0.124777903676</text:p>
          </table:table-cell>
        </table:table-row>
        <table:table-row table:style-name="ro1">
          <table:table-cell office:value-type="string" calcext:value-type="string">
            <text:p>Qrefl</text:p>
          </table:table-cell>
          <table:table-cell office:value-type="float" office:value="-0.0903082084374" calcext:value-type="float">
            <text:p>-0.0903082084374</text:p>
          </table:table-cell>
          <table:table-cell office:value-type="float" office:value="-0.203028323075" calcext:value-type="float">
            <text:p>-0.203028323075</text:p>
          </table:table-cell>
          <table:table-cell office:value-type="float" office:value="-0.0318399032371" calcext:value-type="float">
            <text:p>-0.0318399032371</text:p>
          </table:table-cell>
          <table:table-cell office:value-type="float" office:value="-0.33129243933" calcext:value-type="float">
            <text:p>-0.33129243933</text:p>
          </table:table-cell>
          <table:table-cell office:value-type="float" office:value="0.107219849672" calcext:value-type="float">
            <text:p>0.107219849672</text:p>
          </table:table-cell>
        </table:table-row>
        <table:table-row table:style-name="ro1">
          <table:table-cell office:value-type="string" calcext:value-type="string">
            <text:p>Qspil</text:p>
          </table:table-cell>
          <table:table-cell office:value-type="float" office:value="-0.133772546727" calcext:value-type="float">
            <text:p>-0.133772546727</text:p>
          </table:table-cell>
          <table:table-cell office:value-type="float" office:value="0.0529550840122" calcext:value-type="float">
            <text:p>0.0529550840122</text:p>
          </table:table-cell>
          <table:table-cell office:value-type="float" office:value="-0.0743397755417" calcext:value-type="float">
            <text:p>-0.0743397755417</text:p>
          </table:table-cell>
          <table:table-cell office:value-type="float" office:value="1.12581876517" calcext:value-type="float">
            <text:p>1.12581876517</text:p>
          </table:table-cell>
          <table:table-cell office:value-type="float" office:value="-9.98810944651" calcext:value-type="float">
            <text:p>-9.98810944651</text:p>
          </table:table-cell>
        </table:table-row>
        <table:table-row table:style-name="ro1">
          <table:table-cell office:value-type="string" calcext:value-type="string">
            <text:p>Qfieldabs</text:p>
          </table:table-cell>
          <table:table-cell office:value-type="float" office:value="-0.2440558045" calcext:value-type="float">
            <text:p>-0.2440558045</text:p>
          </table:table-cell>
          <table:table-cell office:value-type="float" office:value="-0.253968782256" calcext:value-type="float">
            <text:p>-0.253968782256</text:p>
          </table:table-cell>
          <table:table-cell office:value-type="float" office:value="-0.0831194905883" calcext:value-type="float">
            <text:p>-0.0831194905883</text:p>
          </table:table-cell>
          <table:table-cell office:value-type="float" office:value="-0.231770589698" calcext:value-type="float">
            <text:p>-0.231770589698</text:p>
          </table:table-cell>
          <table:table-cell office:value-type="float" office:value="-0.182629730488" calcext:value-type="float">
            <text:p>-0.182629730488</text:p>
          </table:table-cell>
        </table:table-row>
        <table:table-row table:style-name="ro1">
          <table:table-cell office:value-type="string" calcext:value-type="string">
            <text:p>Qblok</text:p>
          </table:table-cell>
          <table:table-cell office:value-type="float" office:value="-5.84451675195" calcext:value-type="float">
            <text:p>-5.84451675195</text:p>
          </table:table-cell>
          <table:table-cell office:value-type="float" office:value="-0.773216530084" calcext:value-type="float">
            <text:p>-0.773216530084</text:p>
          </table:table-cell>
          <table:table-cell office:value-type="float" office:value="-13.3557445612" calcext:value-type="float">
            <text:p>-13.3557445612</text:p>
          </table:table-cell>
          <table:table-cell office:value-type="float" office:value="-10.8368267154" calcext:value-type="float">
            <text:p>-10.8368267154</text:p>
          </table:table-cell>
          <table:table-cell office:value-type="float" office:value="114.695195318" calcext:value-type="float">
            <text:p>114.695195318</text:p>
          </table:table-cell>
        </table:table-row>
        <table:table-row table:style-name="ro1">
          <table:table-cell office:value-type="string" calcext:value-type="string">
            <text:p>Qshad&amp;cos</text:p>
          </table:table-cell>
          <table:table-cell office:value-type="float" office:value="0.302213479178" calcext:value-type="float">
            <text:p>0.302213479178</text:p>
          </table:table-cell>
          <table:table-cell office:value-type="float" office:value="0.338982880523" calcext:value-type="float">
            <text:p>0.338982880523</text:p>
          </table:table-cell>
          <table:table-cell office:value-type="float" office:value="0.343522769777" calcext:value-type="float">
            <text:p>0.343522769777</text:p>
          </table:table-cell>
          <table:table-cell office:value-type="float" office:value="0.295599922801" calcext:value-type="float">
            <text:p>0.295599922801</text:p>
          </table:table-cell>
          <table:table-cell office:value-type="float" office:value="0.246252617529" calcext:value-type="float">
            <text:p>0.2462526175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 style:data-style-name="N2" text:time-value="14:11:00.374179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9-05-29T14:11:28.515909195</dc:date>
    <dc:creator>Ye Wang</dc:creator>
    <meta:editing-duration>PT1H10M34S</meta:editing-duration>
    <meta:editing-cycles>7</meta:editing-cycles>
    <meta:document-statistic meta:table-count="1" meta:cell-count="172" meta:object-count="0"/>
  </office:meta>
</office:document-meta>
</file>